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1" svg:font-family="Calibri" style:font-pitch="variable"/>
    <style:font-face style:name="Segoe UI" svg:font-family="'Segoe UI'" style:font-pitch="variable"/>
    <style:font-face style:name="Trebuchet MS1" svg:font-family="'Trebuchet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" svg:font-family="'Trebuchet M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68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.318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 Semibold" fo:font-size="28pt" fo:text-shadow="none" style:font-size-asian="28pt" style:font-size-complex="28pt"/>
    </style:style>
    <style:style style:name="T3" style:family="text"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4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5" style:family="text">
      <style:text-properties fo:color="#ffffff" style:font-name="Segoe UI1" fo:font-size="32pt" fo:text-shadow="1pt 1pt" style:font-size-asian="32pt" style:font-size-complex="32pt"/>
    </style:style>
    <style:style style:name="T6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7" style:family="text">
      <style:text-properties fo:color="#ffffff" style:font-name="Segoe UI1" fo:font-size="26pt" fo:text-shadow="1pt 1pt" style:font-size-asian="26pt" style:font-size-complex="26pt"/>
    </style:style>
    <style:style style:name="T8" style:family="text">
      <style:text-properties fo:color="#ffffff" style:font-name="Segoe UI1" fo:font-size="18pt" fo:text-shadow="1pt 1pt" style:font-size-asian="18pt" style:font-size-complex="18pt"/>
    </style:style>
    <style:style style:name="T9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762cm">
          <draw:text-box>
            <text:p text:style-name="P1"><text:span text:style-name="T1">HYMN #349</text:span><text:span text:style-name="T2"> </text:span></text:p>
            <text:p text:style-name="P1"><text:span text:style-name="T3">“</text:span><text:span text:style-name="T3">Hark the Glad Sound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5" draw:layer="layout" svg:width="25.908cm" svg:height="7.011cm" svg:x="1.083cm" svg:y="0.859cm">
          <draw:text-box>
            <text:p text:style-name="P4"><text:span text:style-name="T4">1.</text:span><text:span text:style-name="T5"> </text:span><text:span text:style-name="T6">Hark the glad sound! The Savior comes,</text:span></text:p>
            <text:p text:style-name="P4"><text:span text:style-name="T6">The Savior promised long;</text:span><text:span text:style-name="T6"><text:line-break/></text:span><text:span text:style-name="T6">Let ev’ry heart prepare a throne</text:span><text:span text:style-name="T6"><text:line-break/></text:span><text:span text:style-name="T6">And ev’ry voice a so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7" draw:layer="layout" svg:width="24.638cm" svg:height="7.011cm" svg:x="1.524cm" svg:y="0.848cm">
          <draw:text-box>
            <text:p text:style-name="P6"><text:span text:style-name="T4">2.</text:span><text:span text:style-name="T6"> He comes the pris’ners to release,</text:span></text:p>
            <text:p text:style-name="P6"><text:span text:style-name="T6">In Satan’s bondage held.</text:span></text:p>
            <text:p text:style-name="P6"><text:span text:style-name="T6">The gates of brass before Him burst,</text:span></text:p>
            <text:p text:style-name="P6"><text:span text:style-name="T6">The iron fetters yiel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5" draw:layer="layout" svg:width="24.892cm" svg:height="7.011cm" svg:x="1.524cm" svg:y="1.016cm">
          <draw:text-box>
            <text:p text:style-name="P1"><text:span text:style-name="T4">3.</text:span><text:span text:style-name="T6"> He comes the broken heart to bind,</text:span></text:p>
            <text:p text:style-name="P6"><text:span text:style-name="T6">The bleeding soul to cure,</text:span></text:p>
            <text:p text:style-name="P6"><text:span text:style-name="T6">And with the treasures of His grace</text:span></text:p>
            <text:p text:style-name="P6"><text:span text:style-name="T6">To enrich the humble poo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4" draw:text-style-name="P5" draw:layer="layout" svg:width="24.892cm" svg:height="12.931cm" svg:x="1.524cm" svg:y="0.903cm">
          <draw:text-box>
            <text:p text:style-name="P1"><text:span text:style-name="T4">4.</text:span><text:span text:style-name="T6"> Our glad hosannas, Prince of Peace,</text:span><text:span text:style-name="T6"><text:line-break/></text:span><text:span text:style-name="T6">Thy welcome shall proclaim,</text:span><text:span text:style-name="T6"><text:line-break/></text:span><text:span text:style-name="T6">And heav’n’s eternal arches ring</text:span><text:span text:style-name="T6"><text:line-break/></text:span><text:span text:style-name="T6">With Thy belovèd name.</text:span></text:p>
            <text:p text:style-name="P9"><text:span text:style-name="T7"><text:line-break/></text:span><text:span text:style-name="T7"/></text:p>
            <text:p text:style-name="P9"><text:span text:style-name="T8"/></text:p>
            <text:p text:style-name="P9"><text:span text:style-name="T8"/></text:p>
            <text:p text:style-name="P9"><text:span text:style-name="T9"><text:s text:c="6"/></text:span><text:span text:style-name="T9">Public domain</text:span></text:p>
            <text:p text:style-name="P9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1" svg:font-family="Calibri" style:font-pitch="variable"/>
    <style:font-face style:name="Segoe UI" svg:font-family="'Segoe UI'" style:font-pitch="variable"/>
    <style:font-face style:name="Trebuchet MS1" svg:font-family="'Trebuchet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" svg:font-family="'Trebuchet M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5T10:42:19.359000000</meta:creation-date>
    <dc:title>Hymn template</dc:title>
    <meta:editing-duration>PT20M4S</meta:editing-duration>
    <meta:editing-cycles>12</meta:editing-cycles>
    <meta:generator>LibreOffice/6.1.3.2$Windows_X86_64 LibreOffice_project/86daf60bf00efa86ad547e59e09d6bb77c699acb</meta:generator>
    <meta:initial-creator>Arthur Hoch</meta:initial-creator>
    <dc:date>2019-01-14T15:28:44.703000000</dc:date>
    <meta:document-statistic meta:object-count="96"/>
    <meta:template xlink:type="simple" xlink:actuate="onRequest" xlink:title="Hymn template" xlink:href="../../AppData/Roaming/LibreOffice/4/user/template/Worship%20Templsates/Hymn%20template.otp" meta:date="2014-11-25T10:42:19.047000000"/>
  </office:meta>
</office:document-meta>
</file>